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tar Wars Battle Script </text:h>
      <text:h text:style-name="P1" text:outline-level="1"/>
      <text:h text:style-name="P1" text:outline-level="1">Version 1.0</text:h>
      <text:h text:style-name="P1" text:outline-level="1"/>
      <text:h text:style-name="P1" text:outline-level="1">Justin Morton</text:h>
      <text:p text:style-name="P2"/>
      <text:p text:style-name="P2"/>
      <text:p text:style-name="P3">I am a big fan of the first two Rogue Squadron games.</text:p>
      <text:p text:style-name="P3"/>
      <text:p text:style-name="P3"><draw:frame draw:style-name="fr1" draw:name="graphics1" text:anchor-type="as-char" svg:width="14.155cm" svg:height="8.599cm" draw:z-index="0"><draw:image xlink:href="http://regmedia.co.uk/2012/05/25/starwars_7.jpg" xlink:type="simple" xlink:show="embed" xlink:actuate="onLoad"/></draw:frame> </text:p>
      <text:p text:style-name="P2">Rogue Squadron 1</text:p>
      <text:p text:style-name="P3"><text:soft-page-break/><draw:frame draw:style-name="fr1" draw:name="graphics2" text:anchor-type="as-char" svg:width="16.933cm" svg:height="12.7cm" draw:z-index="1"><draw:image xlink:href="http://cubemedia.ign.com/media/previews/image/rogueleader/rleader2.jpg" xlink:type="simple" xlink:show="embed" xlink:actuate="onLoad"/></draw:frame></text:p>
      <text:p text:style-name="P2">Rogue Squadron 2</text:p>
      <text:p text:style-name="P3"/>
      <text:p text:style-name="P3"><text:s/>I wish to create a space or land battle set in the original star wars universe. The battle will hopefully resemble a level of a rogue squadron game.</text:p>
      <text:p text:style-name="P3"/>
      <text:p text:style-name="P3">There will be large ships and asteroids to fly around and avoid.</text:p>
      <text:p text:style-name="P3"/>
      <text:p text:style-name="P3">A group of tie fighters will battle a group of x wings. </text:p>
      <text:p text:style-name="P3"/>
      <text:p text:style-name="P3">Both sets of ships will fly in a <text:s/>set formations in the beginning.</text:p>
      <text:p text:style-name="P3"/>
      <text:p text:style-name="P3">They will then break off into individual fights.</text:p>
      <text:p text:style-name="P3"/>
      <text:p text:style-name="P3">They will avoid flying outside of the play area.</text:p>
      <text:p text:style-name="P3"/>
      <text:p text:style-name="P3">They will avoid obstacles like asteroids.</text:p>
      <text:p text:style-name="P3"/>
      <text:p text:style-name="P3">They will pursue and evade, seek and flee.</text:p>
      <text:p text:style-name="P3"><text:soft-page-break/></text:p>
      <text:p text:style-name="P3">I hope to have enemies shoot at each other and explode when they take a set amount of damage.</text:p>
      <text:p text:style-name="P3"/>
      <text:p text:style-name="P3">It is hoped that the player can choose to control a ship and view the action that way. The player will be able to shoot down enemies.</text:p>
      <text:p text:style-name="P3"/>
      <text:p text:style-name="P3">The player can turn invulnerability on/off for their ship.</text:p>
      <text:p text:style-name="P3"/>
      <text:p text:style-name="P3">The player will also be able to chose spectator mode and choose an overhead camera or press spacebar to skip between all the allied ship cameras.</text:p>
      <text:p text:style-name="P3"/>
      <text:p text:style-name="P3">In the background there will be larger ships following paths and also arriving at certain points on the map during battle.</text:p>
      <text:p text:style-name="P3"/>
      <text:p text:style-name="P3">It is hoped to add a bell curve to the weapon accuracy and damage.</text:p>
      <text:p text:style-name="P3"/>
      <text:p text:style-name="P3">It is hoped to add a bell curve to the ship speeds and field of view.</text:p>
      <text:p text:style-name="P3"/>
      <text:p text:style-name="P3">This way each ship will have it's individual characteristics.</text:p>
      <text:p text:style-name="P3"/>
      <text:p text:style-name="P3">The player can watch the battle play out to see who wins or participate.</text:p>
      <text:p text:style-name="P3"/>
      <text:p text:style-name="P3">It is hoped to add turbo lasers with a limited field of view, range and accuracy. These lasers will be on the larger ships and will contribute to the battle in a limited capacity.</text:p>
      <text:p text:style-name="P3"/>
      <text:p text:style-name="P3">The camera will shift during the opening and closing scenes to produce a more cinematic effect.</text:p>
      <text:p text:style-name="P3"/>
      <text:p text:style-name="P3">One of the things i liked about the original Rogue Squadron was the land battles. There were dogfight in the air. But there were walkers and turrents on the ground to be blown up. There were enemy stormtroopers that could <text:s/>be shot and shot at you. There were civilians and allied vehicles and troops on the ground as well. <text:s/>There were fights going on between NPC's on the ground and in the air. I found it great fun to watch the AI just going at it. The player could save a group of civilians by wiping out enemy troops on the ground or he/she could let them dies. It really was like playing a real time strategy game, but you interacted with the ebvironment using your ship.</text:p>
      <text:p text:style-name="P3"/>
      <text:p text:style-name="P3">If I have enough time I would like to do a battle with land and air troops. All of which are acting with AI. But I will probably stick to a space battle. Either will be fun.</text:p>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stin Morton</meta:initial-creator>
    <meta:creation-date>2014-03-30T23:14:23.63</meta:creation-date>
    <dc:date>2014-03-30T23:36:16.35</dc:date>
    <dc:creator>Justin Morton</dc:creator>
    <meta:editing-duration>PT21M52S</meta:editing-duration>
    <meta:editing-cycles>2</meta:editing-cycles>
    <meta:generator>OpenOffice.org/3.3$Win32 OpenOffice.org_project/330m20$Build-9567</meta:generator>
    <meta:document-statistic meta:table-count="0" meta:image-count="2" meta:object-count="0" meta:page-count="4" meta:paragraph-count="29" meta:word-count="491" meta:character-count="2591"/>
  </office:meta>
</office:document-meta>
</file>